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698cm" table:align="margins"/>
    </style:style>
    <style:style style:name="Tableau1.A" style:family="table-column">
      <style:table-column-properties style:column-width="3.395cm" style:rel-column-width="8034*"/>
    </style:style>
    <style:style style:name="Tableau1.B" style:family="table-column">
      <style:table-column-properties style:column-width="24.303cm" style:rel-column-width="57501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B1" style:family="table-cell">
      <style:table-cell-properties fo:padding="0.097cm" fo:border-left="none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none" fo:border-right="0.5pt solid #000000" fo:border-top="none" fo:border-bottom="none"/>
    </style:style>
    <style:style style:name="Tableau2" style:family="table">
      <style:table-properties style:width="27.698cm" table:align="margins"/>
    </style:style>
    <style:style style:name="Tableau2.A" style:family="table-column">
      <style:table-column-properties style:column-width="11.934cm" style:rel-column-width="28239*"/>
    </style:style>
    <style:style style:name="Tableau2.B" style:family="table-column">
      <style:table-column-properties style:column-width="15.764cm" style:rel-column-width="37296*"/>
    </style:style>
    <style:style style:name="Tableau2.A1" style:family="table-cell">
      <style:table-cell-properties fo:padding="0.097cm" fo:border-left="0.5pt solid #000000" fo:border-right="none" fo:border-top="0.5pt solid #000000" fo:border-bottom="none"/>
    </style:style>
    <style:style style:name="Tableau2.B1" style:family="table-cell">
      <style:table-cell-properties fo:padding="0.097cm" fo:border-left="0.5pt solid #000000" fo:border-right="0.5pt solid #000000" fo:border-top="0.5pt solid #000000" fo:border-bottom="none"/>
    </style:style>
    <style:style style:name="Tableau2.A2" style:family="table-cell">
      <style:table-cell-properties fo:padding="0.097cm" fo:border-left="0.5pt solid #000000" fo:border-right="none" fo:border-top="none" fo:border-bottom="none"/>
    </style:style>
    <style:style style:name="Tableau2.B2" style:family="table-cell">
      <style:table-cell-properties fo:padding="0.097cm" fo:border-left="0.5pt solid #000000" fo:border-right="0.5pt solid #000000" fo:border-top="none" fo:border-bottom="none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able_20_Contents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text-properties style:text-underline-style="none"/>
    </style:style>
    <style:style style:name="P6" style:family="paragraph" style:parent-style-name="Table_20_Contents"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able_20_Contents" style:list-style-name="L1"/>
    <style:style style:name="P11" style:family="paragraph" style:parent-style-name="Table_20_Contents" style:list-style-name="L2"/>
    <style:style style:name="P12" style:family="paragraph" style:parent-style-name="Table_20_Contents" style:list-style-name="L3">
      <style:text-properties fo:font-weight="normal" style:font-weight-asian="normal" style:font-weight-complex="normal"/>
    </style:style>
    <style:style style:name="P13" style:family="paragraph" style:parent-style-name="Table_20_Contents" style:list-style-name="L4"/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/>
    </style:style>
    <style:style style:name="P1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OpenSymbo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a3054"/>
    </style:style>
    <style:style style:name="T9" style:family="text">
      <style:text-properties style:use-window-font-color="true" style:text-outline="false" style:font-name="Times New Roman" fo:font-size="12pt" fo:font-style="normal" fo:text-shadow="none" style:text-underline-style="none" fo:font-weight="normal" style:font-relief="none"/>
    </style:style>
    <style:style style:name="T10" style:family="text">
      <style:text-properties style:use-window-font-color="true" style:text-outline="false" style:font-name="Times New Roman" fo:font-size="12pt" fo:font-style="italic" fo:text-shadow="none" style:text-underline-style="none" fo:font-weight="normal" style:font-relief="none"/>
    </style:style>
    <style:style style:name="T11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draw:marker-start-width="0.379cm" draw:marker-end-width="0.379cm" draw:textarea-horizontal-align="center" draw:textarea-vertical-align="middle" fo:padding-top="0.009cm" fo:padding-bottom="0.009cm" fo:padding-left="0.009cm" fo:padding-right="0.009cm" style:run-through="foreground"/>
    </style:style>
    <style:style style:name="gr3" style:family="graphic">
      <style:graphic-properties draw:stroke="solid" svg:stroke-width="0.019cm" draw:marker-start-width="0.379cm" draw:marker-end-width="0.379cm" draw:fill="none" draw:fill-color="#ffffff" draw:textarea-vertical-align="middle" draw:auto-grow-height="true" draw:auto-grow-width="true" fo:min-height="0.531cm" fo:min-width="4.263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372cm" fo:min-width="0.2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372cm" fo:min-width="0.1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3cm" svg:stroke-color="#000000" draw:marker-start="" draw:marker-start-width="0.34cm" draw:marker-start-center="false" draw:marker-end="" draw:marker-end-width="0.34cm" draw:marker-end-center="false" draw:fill="solid" draw:fill-color="#99cc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372cm" fo:min-width="0.0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draw:fit-to-size="true" fo:min-height="0.372cm" fo:min-width="0.26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dash" draw:stroke-dash="Ultrafine_20_Dashe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Chapitre">Rédiger un<text:span text:style-name="T8">e démonstration</text:span> de géométrie</text:p>
      <text:p text:style-name="Standard"/>
      <text:p text:style-name="Standard">En 5ème, la difficulté en géométrie n'est pas en général de trouver comment démontrer mais plutôt de rédiger correctement les démonstrations !</text:p>
      <text:p text:style-name="Standard">Voici donc un exemple commenté pour vous y aider 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ÉNONCÉ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9"><draw:g text:anchor-type="as-char" draw:z-index="2" draw:style-name="gr4"><draw:frame draw:style-name="gr5" draw:text-style-name="P17" svg:width="0.717cm" svg:height="0.623cm" svg:x="0.138cm" svg:y="0cm"><draw:text-box><text:p text:style-name="P16"><text:span text:style-name="T11">A</text:span></text:p></draw:text-box></draw:frame><draw:frame draw:style-name="gr6" draw:text-style-name="P17" svg:width="0.694cm" svg:height="0.623cm" svg:x="0cm" svg:y="1.475cm"><draw:text-box><text:p text:style-name="P16"><text:span text:style-name="T11">B</text:span></text:p></draw:text-box></draw:frame><draw:frame draw:style-name="gr6" draw:text-style-name="P17" svg:width="0.71cm" svg:height="0.623cm" svg:x="2.552cm" svg:y="0.926cm"><draw:text-box><text:p text:style-name="P16"><text:span text:style-name="T11">C</text:span></text:p></draw:text-box></draw:frame><draw:line draw:style-name="gr7" draw:text-style-name="P18" svg:x1="0.688cm" svg:y1="0.593cm" svg:x2="0.563cm" svg:y2="1.665cm"><text:p/></draw:line><draw:line draw:style-name="gr7" draw:text-style-name="P18" svg:x1="0.563cm" svg:y1="1.664cm" svg:x2="2.632cm" svg:y2="1.265cm"><text:p/></draw:line><draw:line draw:style-name="gr7" draw:text-style-name="P18" svg:x1="2.63cm" svg:y1="1.267cm" svg:x2="0.686cm" svg:y2="0.593cm"><text:p/></draw:line><draw:frame draw:style-name="gr8" draw:text-style-name="P17" svg:width="0.585cm" svg:height="0.623cm" svg:x="1.261cm" svg:y="1.461cm"><draw:text-box><text:p text:style-name="P16"><text:span text:style-name="T11">I</text:span></text:p></draw:text-box></draw:frame><draw:frame draw:style-name="gr9" draw:text-style-name="P17" svg:width="0.77cm" svg:height="0.623cm" svg:x="2.323cm" svg:y="2.265cm"><draw:text-box><text:p text:style-name="P16"><text:span text:style-name="T11">A'</text:span></text:p></draw:text-box></draw:frame><draw:line draw:style-name="gr10" draw:text-style-name="P18" svg:x1="0.686cm" svg:y1="0.593cm" svg:x2="2.505cm" svg:y2="2.339cm"><text:p/></draw:line><draw:line draw:style-name="gr10" draw:text-style-name="P18" svg:x1="2.506cm" svg:y1="2.336cm" svg:x2="2.631cm" svg:y2="1.265cm"><text:p/></draw:line><draw:g draw:style-name="gr11"><draw:line draw:style-name="gr12" draw:text-style-name="P18" svg:x1="2.03cm" svg:y1="1.477cm" svg:x2="2.079cm" svg:y2="1.286cm"><text:p/></draw:line><draw:line draw:style-name="gr12" draw:text-style-name="P18" svg:x1="2.08cm" svg:y1="1.466cm" svg:x2="2.129cm" svg:y2="1.274cm"><text:p/></draw:line></draw:g><draw:g draw:style-name="gr11"><draw:line draw:style-name="gr12" draw:text-style-name="P18" svg:x1="1.051cm" svg:y1="1.653cm" svg:x2="1.1cm" svg:y2="1.461cm"><text:p/></draw:line><draw:line draw:style-name="gr12" draw:text-style-name="P18" svg:x1="1.101cm" svg:y1="1.646cm" svg:x2="1.15cm" svg:y2="1.454cm"><text:p/></draw:line></draw:g></draw:g></text:p>
            <text:p text:style-name="P9"/>
          </table:table-cell>
          <table:table-cell table:style-name="Tableau1.B2" office:value-type="string">
            <text:p text:style-name="Table_20_Contents">Dans la figure ci-contre, <text:span text:style-name="T1">A</text:span>' est le symétrique de <text:span text:style-name="T1">A</text:span> par rapport à <text:span text:style-name="T1">I</text:span>.</text:p>
            <text:p text:style-name="Table_20_Contents">Montrer que (<text:span text:style-name="T1">A</text:span>'<text:span text:style-name="T1">C</text:span>) est parallèle à (<text:span text:style-name="T1">AB</text:span>)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DACTION</text:p>
          </table:table-cell>
          <table:table-cell table:style-name="Tableau2.B1" office:value-type="string">
            <text:p text:style-name="P2">COMMENTAIRES</text:p>
          </table:table-cell>
        </table:table-row>
        <table:table-row>
          <table:table-cell table:style-name="Tableau2.A2" office:value-type="string">
            <text:p text:style-name="P4">Hypothèses</text:p>
            <text:p text:style-name="Table_20_Contents"><text:span text:style-name="T1">ABC</text:span> est un triangle</text:p>
            <text:p text:style-name="Table_20_Contents"><text:span text:style-name="T1">I</text:span> est le milieu de [<text:span text:style-name="T1">BC</text:span>]</text:p>
            <text:p text:style-name="P5"><text:span text:style-name="T1">A</text:span>' est le symétrique de <text:span text:style-name="T1">A</text:span> par rapport à <text:span text:style-name="T1">I</text:span></text:p>
            <text:p text:style-name="P7"/>
          </table:table-cell>
          <table:table-cell table:style-name="Tableau2.B2" office:value-type="string">
            <text:p text:style-name="P8">Hypothèses</text:p>
            <text:list xml:id="list1815795588" text:style-name="L1">
              <text:list-item>
                <text:p text:style-name="P10">Dès qu'il y a des démonstrations dans un exercice de géométrie, il faut commencer l'exercice en rassemblant <text:span text:style-name="T3">toutes</text:span> les hypothèses <text:s/>qui ont été données dans l'énoncé et dans le codage de la figure (s'il y en a une) et <text:span text:style-name="T3">seulement</text:span> ces hypothèses.</text:p>
              </text:list-item>
            </text:list>
            <text:list xml:id="list2372143408" text:style-name="L2">
              <text:list-item>
                <text:p text:style-name="P11">Les notations mathématiques sont acceptées (<text:span text:style-name="T4">∈</text:span>, //, ...) à condition de ne jamais les mélanger avec du français. (<text:span text:style-name="T1">d</text:span><draw:g text:anchor-type="char" draw:z-index="0" draw:style-name="gr1"><draw:line draw:style-name="gr2" draw:text-style-name="P14" svg:x1="5.35cm" svg:y1="0.54cm" svg:x2="7.229cm" svg:y2="1.016cm"><text:p/></draw:line><draw:line draw:style-name="gr2" draw:text-style-name="P14" svg:x1="5.35cm" svg:y1="1.016cm" svg:x2="7.229cm" svg:y2="0.54cm"><text:p/></draw:line></draw:g> et <text:span text:style-name="T1">d</text:span>' sont //)</text:p>
              </text:list-item>
            </text:list>
            <text:p text:style-name="P6"/>
          </table:table-cell>
        </table:table-row>
        <table:table-row>
          <table:table-cell table:style-name="Tableau2.A2" office:value-type="string">
            <text:p text:style-name="P4">Montrer que : (<text:span text:style-name="T1">A</text:span>'<text:span text:style-name="T1">C</text:span>) // (<text:span text:style-name="T1">AB</text:span>)</text:p>
            <text:p text:style-name="P3"><text:span text:style-name="T6">Par hypothèses</text:span><text:span text:style-name="T5"> : </text:span><text:span text:style-name="T2">A</text:span><text:span text:style-name="T5">' est le symétrique de </text:span><text:span text:style-name="T2">A</text:span><text:span text:style-name="T5"> par rapport à </text:span><text:span text:style-name="T2">I</text:span></text:p>
            <text:p text:style-name="P5"><text:span text:style-name="T1">I</text:span> est le milieu de [<text:span text:style-name="T1">BC</text:span>] donc <text:span text:style-name="T1">C</text:span> est le symétrique de <text:span text:style-name="T1">B</text:span> par rapport à <text:span text:style-name="T1">I</text:span></text:p>
            <text:p text:style-name="P5">donc (<text:span text:style-name="T1">A</text:span>'<text:span text:style-name="T1">C</text:span>) est symétrique de (<text:span text:style-name="T1">AB</text:span>) par rapport à <text:span text:style-name="T1">I</text:span></text:p>
            <text:p text:style-name="P5"/>
          </table:table-cell>
          <table:table-cell table:style-name="Tableau2.B2" office:value-type="string">
            <text:p text:style-name="P4">Démonstration</text:p>
            <text:list xml:id="list688316847" text:style-name="L3">
              <text:list-item>
                <text:p text:style-name="P12">La structure d'une démonstration est toujours la même :<text:line-break/><text:span text:style-name="T7">Liste des hypothèses utiles – </text:span><text:span text:style-name="T3">une seule</text:span><text:span text:style-name="T7"> propriété – </text:span><text:span text:style-name="T3">une seule</text:span><text:span text:style-name="T7"> conclusion.</text:span></text:p>
              </text:list-item>
            </text:list>
            <text:list xml:id="list951445226" text:style-name="L4">
              <text:list-item>
                <text:p text:style-name="P13">Dans la liste des hypothèses utiles, écrire <text:span text:style-name="T3">toutes</text:span> les hypothèses utiles à la propriété choisie et <text:span text:style-name="T3">seulement</text:span> ces hypothèses.<text:line-break/>On peut également y faire quelques déductions sans propriétés à condition que les propriétés omises soient « évidentes ». (ici deux « donc » dans la liste des hypothèses)</text:p>
              </text:list-item>
            </text:list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<text:span text:style-name="T7">Or</text:span> l'image d'une droite par une symétrie centrale est une droite parallèle</text:p>
            <text:p text:style-name="Table_20_Contents"/>
          </table:table-cell>
          <table:table-cell table:style-name="Tableau2.B2" office:value-type="string">
            <text:list xml:id="list95125386168453" text:continue-list="list951445226" text:style-name="L4">
              <text:list-item text:start-value="1">
                <text:p text:style-name="P13">En écrivant la propriété, vérifier que l'on a introduit clairement tout ce dont elle parle. (ici une droite et son image)</text:p>
              </text:list-item>
            </text:list>
            <text:p text:style-name="Table_20_Contents"/>
          </table:table-cell>
        </table:table-row>
        <table:table-row>
          <table:table-cell table:style-name="Tableau2.A5" office:value-type="string">
            <text:p text:style-name="Table_20_Contents"><text:span text:style-name="T7">Donc</text:span> <draw:frame text:anchor-type="as-char" svg:y="-0.427cm" draw:z-index="1" draw:style-name="gr3" draw:text-style-name="P15" svg:width="4.47cm" svg:height="0.549cm"><draw:text-box><text:p><text:span text:style-name="T9"><text:s/></text:span><text:span text:style-name="T9">(</text:span><text:span text:style-name="T10">A</text:span><text:span text:style-name="T9">'</text:span><text:span text:style-name="T10">C</text:span><text:span text:style-name="T9">) est parallèle à (</text:span><text:span text:style-name="T10">AB</text:span><text:span text:style-name="T9">) </text:span></text:p></draw:text-box></draw:frame></text:p>
          </table:table-cell>
          <table:table-cell table:style-name="Tableau2.B5" office:value-type="string">
            <text:list xml:id="list95125509623348" text:continue-list="list95125386168453" text:style-name="L4">
              <text:list-item text:start-value="1">
                <text:p text:style-name="P13">La conclusion doit bien entendu se déduire <text:span text:style-name="T3">directement</text:span> de la propriété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699cm" fo:page-height="20.999cm" style:num-format="1" style:print-orientation="landscape" fo:margin-top="0.7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rediger-demonstration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Thibaud FONTANET</meta:initial-creator>
    <meta:creation-date>2006-09-10T11:53:40</meta:creation-date>
    <dc:date>2018-04-16T09:51:24.035000000</dc:date>
    <meta:print-date>2007-09-08T21:43:09</meta:print-date>
    <dc:language>fr-FR</dc:language>
    <meta:editing-cycles>108</meta:editing-cycles>
    <meta:editing-duration>P1DT15H11M33S</meta:editing-duration>
    <meta:document-statistic meta:table-count="2" meta:image-count="0" meta:object-count="0" meta:page-count="1" meta:paragraph-count="28" meta:word-count="314" meta:character-count="1781" meta:non-whitespace-character-count="1496"/>
    <meta:user-defined meta:name="Info 1"/>
    <meta:user-defined meta:name="Info 2"/>
    <meta:user-defined meta:name="Info 3"/>
    <meta:user-defined meta:name="Info 4"/>
  </office:meta>
</office:document-meta>
</file>